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rect draw:style-name="gr1" draw:text-style-name="P1" draw:layer="layout" svg:width="15.026cm" svg:height="1.147cm" svg:x="2.996cm" svg:y="1.449cm">
          <text:p text:style-name="P1">Konwolucja 7x7, stride=2</text:p>
        </draw:rect>
        <draw:line draw:style-name="gr2" draw:text-style-name="P1" draw:layer="layout" svg:x1="10.534cm" svg:y1="2.596cm" svg:x2="10.534cm" svg:y2="3.495cm">
          <text:p/>
        </draw:line>
        <draw:rect draw:style-name="gr1" draw:text-style-name="P1" draw:layer="layout" svg:width="15.026cm" svg:height="1.147cm" svg:x="2.946cm" svg:y="6.542cm">
          <text:p text:style-name="P1">Konwolucja 3x3, size = 64</text:p>
        </draw:rect>
        <draw:rect draw:style-name="gr1" draw:text-style-name="P1" draw:layer="layout" svg:width="15.026cm" svg:height="1.147cm" svg:x="2.997cm" svg:y="7.989cm">
          <text:p text:style-name="P1">Konwolucja 1x1, , size = 256</text:p>
        </draw:rect>
        <draw:rect draw:style-name="gr1" draw:text-style-name="P1" draw:layer="layout" svg:width="15.026cm" svg:height="1.147cm" svg:x="2.946cm" svg:y="5.144cm">
          <text:p text:style-name="P1">Konwolucja 1x1, size = 64</text:p>
        </draw:rect>
        <draw:rect draw:style-name="gr1" draw:text-style-name="P1" draw:layer="layout" svg:width="15.026cm" svg:height="1.147cm" svg:x="2.896cm" svg:y="3.347cm">
          <text:p text:style-name="P1">Max Pooling 3x3, stride=2</text:p>
        </draw:rect>
        <draw:line draw:style-name="gr2" draw:text-style-name="P1" draw:layer="layout" svg:x1="10.535cm" svg:y1="4.394cm" svg:x2="10.535cm" svg:y2="5.293cm">
          <text:p/>
        </draw:line>
        <draw:line draw:style-name="gr2" draw:text-style-name="P1" draw:layer="layout" svg:x1="10.534cm" svg:y1="5.941cm" svg:x2="10.534cm" svg:y2="6.84cm">
          <text:p/>
        </draw:line>
        <draw:line draw:style-name="gr2" draw:text-style-name="P1" draw:layer="layout" svg:x1="10.484cm" svg:y1="7.489cm" svg:x2="10.484cm" svg:y2="8.388cm">
          <text:p/>
        </draw:line>
        <draw:line draw:style-name="gr2" draw:text-style-name="P1" draw:layer="layout" svg:x1="1.897cm" svg:y1="4.992cm" svg:x2="1.947cm" svg:y2="9.585cm">
          <text:p/>
        </draw:line>
        <draw:rect draw:style-name="gr1" draw:text-style-name="P1" draw:layer="layout" svg:width="15.026cm" svg:height="1.147cm" svg:x="2.944cm" svg:y="11.983cm">
          <text:p text:style-name="P1">Konwolucja 3x3, size = 128</text:p>
        </draw:rect>
        <draw:rect draw:style-name="gr1" draw:text-style-name="P1" draw:layer="layout" svg:width="15.026cm" svg:height="1.147cm" svg:x="2.995cm" svg:y="13.43cm">
          <text:p text:style-name="P1">Konwolucja 1x1, , size = 512</text:p>
        </draw:rect>
        <draw:rect draw:style-name="gr1" draw:text-style-name="P1" draw:layer="layout" svg:width="15.026cm" svg:height="1.147cm" svg:x="2.944cm" svg:y="10.585cm">
          <text:p text:style-name="P1">Konwolucja 1x1, size = 128</text:p>
        </draw:rect>
        <draw:line draw:style-name="gr2" draw:text-style-name="P1" draw:layer="layout" svg:x1="10.532cm" svg:y1="11.382cm" svg:x2="10.532cm" svg:y2="12.281cm">
          <text:p/>
        </draw:line>
        <draw:line draw:style-name="gr2" draw:text-style-name="P1" draw:layer="layout" svg:x1="10.482cm" svg:y1="12.93cm" svg:x2="10.482cm" svg:y2="13.829cm">
          <text:p/>
        </draw:line>
        <draw:line draw:style-name="gr2" draw:text-style-name="P1" draw:layer="layout" svg:x1="1.945cm" svg:y1="10.383cm" svg:x2="1.995cm" svg:y2="14.976cm">
          <text:p/>
        </draw:line>
        <draw:rect draw:style-name="gr1" draw:text-style-name="P1" draw:layer="layout" svg:width="15.026cm" svg:height="1.147cm" svg:x="2.994cm" svg:y="17.225cm">
          <text:p text:style-name="P1">Konwolucja 3x3, size = 256</text:p>
        </draw:rect>
        <draw:rect draw:style-name="gr1" draw:text-style-name="P1" draw:layer="layout" svg:width="15.026cm" svg:height="1.147cm" svg:x="3.045cm" svg:y="18.672cm">
          <text:p text:style-name="P1">Konwolucja 1x1, , size = 1024</text:p>
        </draw:rect>
        <draw:rect draw:style-name="gr1" draw:text-style-name="P1" draw:layer="layout" svg:width="15.026cm" svg:height="1.147cm" svg:x="2.994cm" svg:y="15.827cm">
          <text:p text:style-name="P1">Konwolucja 1x1, size = 256</text:p>
        </draw:rect>
        <draw:line draw:style-name="gr2" draw:text-style-name="P1" draw:layer="layout" svg:x1="10.482cm" svg:y1="16.624cm" svg:x2="10.482cm" svg:y2="17.523cm">
          <text:p/>
        </draw:line>
        <draw:line draw:style-name="gr2" draw:text-style-name="P1" draw:layer="layout" svg:x1="10.532cm" svg:y1="18.172cm" svg:x2="10.532cm" svg:y2="19.071cm">
          <text:p/>
        </draw:line>
        <draw:line draw:style-name="gr2" draw:text-style-name="P1" draw:layer="layout" svg:x1="1.945cm" svg:y1="15.675cm" svg:x2="1.995cm" svg:y2="20.268cm">
          <text:p/>
        </draw:line>
        <draw:rect draw:style-name="gr1" draw:text-style-name="P1" draw:layer="layout" svg:width="15.026cm" svg:height="1.147cm" svg:x="3.044cm" svg:y="22.616cm">
          <text:p text:style-name="P1">Konwolucja 3x3, size = 512</text:p>
        </draw:rect>
        <draw:rect draw:style-name="gr1" draw:text-style-name="P1" draw:layer="layout" svg:width="15.026cm" svg:height="1.147cm" svg:x="2.945cm" svg:y="24.063cm">
          <text:p text:style-name="P1">Konwolucja 1x1, , size = 2048</text:p>
        </draw:rect>
        <draw:rect draw:style-name="gr1" draw:text-style-name="P1" draw:layer="layout" svg:width="15.026cm" svg:height="1.147cm" svg:x="3.044cm" svg:y="21.218cm">
          <text:p text:style-name="P1">Konwolucja 1x1, size = 512</text:p>
        </draw:rect>
        <draw:line draw:style-name="gr2" draw:text-style-name="P1" draw:layer="layout" svg:x1="10.632cm" svg:y1="22.015cm" svg:x2="10.632cm" svg:y2="22.914cm">
          <text:p/>
        </draw:line>
        <draw:line draw:style-name="gr2" draw:text-style-name="P1" draw:layer="layout" svg:x1="10.582cm" svg:y1="23.563cm" svg:x2="10.582cm" svg:y2="24.462cm">
          <text:p/>
        </draw:line>
        <draw:line draw:style-name="gr2" draw:text-style-name="P1" draw:layer="layout" svg:x1="1.995cm" svg:y1="21.066cm" svg:x2="2.045cm" svg:y2="25.659cm">
          <text:p/>
        </draw:line>
        <draw:frame draw:style-name="gr3" draw:layer="layout" svg:width="1.167cm" svg:height="0.963cm" svg:x="18.671cm" svg:y="6.64cm">
          <draw:text-box>
            <text:p>x3</text:p>
          </draw:text-box>
        </draw:frame>
        <draw:frame draw:style-name="gr3" draw:layer="layout" svg:width="1.167cm" svg:height="0.963cm" svg:x="18.522cm" svg:y="11.982cm">
          <draw:text-box>
            <text:p>x4</text:p>
          </draw:text-box>
        </draw:frame>
        <draw:frame draw:style-name="gr3" draw:layer="layout" svg:width="1.167cm" svg:height="0.963cm" svg:x="18.572cm" svg:y="17.473cm">
          <draw:text-box>
            <text:p>x6</text:p>
          </draw:text-box>
        </draw:frame>
        <draw:frame draw:style-name="gr3" draw:layer="layout" svg:width="1.167cm" svg:height="0.963cm" svg:x="18.572cm" svg:y="22.715cm">
          <draw:text-box>
            <text:p>x3</text:p>
          </draw:text-box>
        </draw:frame>
        <draw:custom-shape draw:style-name="gr4" draw:text-style-name="P1" draw:layer="layout" svg:width="0.25cm" svg:height="4.143cm" svg:x="18.421cm" svg:y="4.9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25cm" svg:height="4.143cm" svg:x="18.372cm" svg:y="10.3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25cm" svg:height="4.143cm" svg:x="18.372cm" svg:y="15.7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25cm" svg:height="4.143cm" svg:x="18.322cm" svg:y="21.1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584cm" svg:y1="9.086cm" svg:x2="10.585cm" svg:y2="10.634cm">
          <text:p/>
        </draw:line>
        <draw:line draw:style-name="gr2" draw:text-style-name="P1" draw:layer="layout" svg:x1="10.535cm" svg:y1="14.477cm" svg:x2="10.536cm" svg:y2="16.025cm">
          <text:p/>
        </draw:line>
        <draw:line draw:style-name="gr2" draw:text-style-name="P1" draw:layer="layout" svg:x1="10.634cm" svg:y1="19.769cm" svg:x2="10.635cm" svg:y2="21.317cm">
          <text:p/>
        </draw:line>
        <draw:rect draw:style-name="gr1" draw:text-style-name="P1" draw:layer="layout" svg:width="15.026cm" svg:height="1.147cm" svg:x="2.996cm" svg:y="26.562cm">
          <text:p text:style-name="P1">Average Pooling, activation = softmax</text:p>
        </draw:rect>
        <draw:line draw:style-name="gr2" draw:text-style-name="P1" draw:layer="layout" svg:x1="10.585cm" svg:y1="25.16cm" svg:x2="10.586cm" svg:y2="26.7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Ł Żelasko</meta:initial-creator>
    <meta:creation-date>2023-05-08T02:57:45.09</meta:creation-date>
    <dc:date>2023-05-08T03:14:06.72</dc:date>
    <dc:creator>MICHAŁ Żelasko</dc:creator>
    <meta:editing-duration>PT1M7S</meta:editing-duration>
    <meta:editing-cycles>1</meta:editing-cycles>
    <meta:document-statistic meta:object-count="41"/>
    <meta:generator>OpenOffice/4.1.7$Win32 OpenOffice.org_project/417m1$Build-9800</meta:generator>
  </office:meta>
</office:document-meta>
</file>